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5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Table.setBackingMap( Map &lt; R , Map &lt; C , V &gt; &gt; backin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able.getBack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